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7217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0.0657in" svg:height="0.1866in" svg:x="5.1657in" svg:y="0in">
            <text:p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0.0657in" svg:height="0.1866in" svg:x="15.7106in" svg:y="0in">
            <text:p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6.2965in" svg:height="3.5449in" svg:x="2.276in" svg:y="2.9803in">
            <draw:object draw:notify-on-update-of-ranges="Sheet1.G1:Sheet1.G1 Sheet1.H1:Sheet1.K1 Sheet1.G2:Sheet1.G2 Sheet1.H2:Sheet1.K2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6.2969in" svg:height="3.5449in" svg:x="14.4244in" svg:y="2.0287in">
            <draw:object draw:notify-on-update-of-ranges="Sheet1.S1:Sheet1.S1 Sheet1.T1:Sheet1.W1 Sheet1.S2:Sheet1.S2 Sheet1.T2:Sheet1.W2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2" table:default-cell-style-name="Default"/>
        <table:table-row table:style-name="ro1">
          <table:table-cell/>
          <table:table-cell office:value-type="string" calcext:value-type="string">
            <text:p>Asm</text:p>
          </table:table-cell>
          <table:table-cell office:value-type="string" calcext:value-type="string">
            <text:p>Asm+4</text:p>
          </table:table-cell>
          <table:table-cell office:value-type="string" calcext:value-type="string">
            <text:p>Asm+8</text:p>
          </table:table-cell>
          <table:table-cell office:value-type="string" calcext:value-type="string">
            <text:p>Asm+16</text:p>
          </table:table-cell>
          <table:table-cell/>
          <table:table-cell office:value-type="string" calcext:value-type="string">
            <text:p>promedio</text:p>
          </table:table-cell>
          <table:table-cell office:value-type="string" calcext:value-type="string">
            <text:p>asm</text:p>
          </table:table-cell>
          <table:table-cell office:value-type="string" calcext:value-type="string">
            <text:p>Asm+4</text:p>
          </table:table-cell>
          <table:table-cell office:value-type="string" calcext:value-type="string">
            <text:p>Asm+8</text:p>
          </table:table-cell>
          <table:table-cell office:value-type="string" calcext:value-type="string">
            <text:p>Asm+16</text:p>
          </table:table-cell>
          <table:table-cell/>
          <table:table-cell office:value-type="string" calcext:value-type="string">
            <text:p>suma</text:p>
          </table:table-cell>
          <table:table-cell office:value-type="string" calcext:value-type="string">
            <text:p>asm</text:p>
          </table:table-cell>
          <table:table-cell office:value-type="string" calcext:value-type="string">
            <text:p>Asm+4</text:p>
          </table:table-cell>
          <table:table-cell office:value-type="string" calcext:value-type="string">
            <text:p>Asm+8</text:p>
          </table:table-cell>
          <table:table-cell office:value-type="string" calcext:value-type="string">
            <text:p>Asm+16</text:p>
          </table:table-cell>
          <table:table-cell/>
          <table:table-cell office:value-type="string" calcext:value-type="string">
            <text:p>var</text:p>
          </table:table-cell>
          <table:table-cell office:value-type="string" calcext:value-type="string">
            <text:p>asm</text:p>
          </table:table-cell>
          <table:table-cell office:value-type="string" calcext:value-type="string">
            <text:p>Asm+4</text:p>
          </table:table-cell>
          <table:table-cell office:value-type="string" calcext:value-type="string">
            <text:p>Asm+8</text:p>
          </table:table-cell>
          <table:table-cell office:value-type="string" calcext:value-type="string">
            <text:p>Asm+16</text:p>
          </table:table-cell>
        </table:table-row>
        <table:table-row table:style-name="ro1">
          <table:table-cell/>
          <table:table-cell office:value-type="float" office:value="8075744" calcext:value-type="float">
            <text:p>8075744</text:p>
          </table:table-cell>
          <table:table-cell office:value-type="float" office:value="8434752" calcext:value-type="float">
            <text:p>8434752</text:p>
          </table:table-cell>
          <table:table-cell office:value-type="float" office:value="8972424" calcext:value-type="float">
            <text:p>8972424</text:p>
          </table:table-cell>
          <table:table-cell office:value-type="float" office:value="9750816" calcext:value-type="float">
            <text:p>9750816</text:p>
          </table:table-cell>
          <table:table-cell table:number-columns-repeated="2"/>
          <table:table-cell table:formula="of:=AVERAGE([.B4:.B9])" office:value-type="float" office:value="23411013.3333333" calcext:value-type="float">
            <text:p>23411013.3333333</text:p>
          </table:table-cell>
          <table:table-cell table:formula="of:=AVERAGE([.C4:.C9])" office:value-type="float" office:value="27847620" calcext:value-type="float">
            <text:p>27847620</text:p>
          </table:table-cell>
          <table:table-cell table:formula="of:=AVERAGE([.D4:.D9])" office:value-type="float" office:value="20654398.6666667" calcext:value-type="float">
            <text:p>20654398.6666667</text:p>
          </table:table-cell>
          <table:table-cell table:formula="of:=AVERAGE([.E4:.E9])" office:value-type="float" office:value="26673234.6666667" calcext:value-type="float">
            <text:p>26673234.6666667</text:p>
          </table:table-cell>
          <table:table-cell table:number-columns-repeated="2"/>
          <table:table-cell table:formula="of:=([.B4]-[.H$2])^2" office:value-type="float" office:value="80289293837660.4" calcext:value-type="float">
            <text:p>80289293837660.4</text:p>
          </table:table-cell>
          <table:table-cell table:formula="of:=([.C4]-[.I$2])^2" office:value-type="float" office:value="288429761568400" calcext:value-type="float">
            <text:p>288429761568400</text:p>
          </table:table-cell>
          <table:table-cell table:formula="of:=([.D4]-[.J$2])^2" office:value-type="float" office:value="134372763845378" calcext:value-type="float">
            <text:p>134372763845378</text:p>
          </table:table-cell>
          <table:table-cell table:formula="of:=([.E4]-[.K$2])^2" office:value-type="float" office:value="89214573653511.2" calcext:value-type="float">
            <text:p>89214573653511.2</text:p>
          </table:table-cell>
          <table:table-cell table:number-columns-repeated="2"/>
          <table:table-cell table:formula="of:=SUM([.N2:.N7])/6" office:value-type="float" office:value="48124666040782.2" calcext:value-type="float">
            <text:p>48124666040782.2</text:p>
          </table:table-cell>
          <table:table-cell table:formula="of:=SUM([.O2:.O7])/6" office:value-type="float" office:value="69204881475472" calcext:value-type="float">
            <text:p>69204881475472</text:p>
          </table:table-cell>
          <table:table-cell table:formula="of:=SUM([.P2:.P7])/6" office:value-type="float" office:value="59363344940232.9" calcext:value-type="float">
            <text:p>59363344940232.9</text:p>
          </table:table-cell>
          <table:table-cell table:formula="of:=SUM([.Q2:.Q7])/6" office:value-type="float" office:value="45305514737166.2" calcext:value-type="float">
            <text:p>45305514737166.2</text:p>
          </table:table-cell>
        </table:table-row>
        <table:table-row table:style-name="ro1">
          <table:table-cell/>
          <table:table-cell office:value-type="float" office:value="8105256" calcext:value-type="float">
            <text:p>8105256</text:p>
          </table:table-cell>
          <table:table-cell office:value-type="float" office:value="10751488" calcext:value-type="float">
            <text:p>10751488</text:p>
          </table:table-cell>
          <table:table-cell office:value-type="float" office:value="9007104" calcext:value-type="float">
            <text:p>9007104</text:p>
          </table:table-cell>
          <table:table-cell office:value-type="float" office:value="12003768" calcext:value-type="float">
            <text:p>12003768</text:p>
          </table:table-cell>
          <table:table-cell table:number-columns-repeated="8"/>
          <table:table-cell table:formula="of:=([.B5]-[.H$2])^2" office:value-type="float" office:value="56648342744753.8" calcext:value-type="float">
            <text:p>56648342744753.8</text:p>
          </table:table-cell>
          <table:table-cell table:formula="of:=([.C5]-[.I$2])^2" office:value-type="float" office:value="62862524176" calcext:value-type="float">
            <text:p>62862524176</text:p>
          </table:table-cell>
          <table:table-cell table:formula="of:=([.D5]-[.J$2])^2" office:value-type="float" office:value="72591195202177.8" calcext:value-type="float">
            <text:p>72591195202177.8</text:p>
          </table:table-cell>
          <table:table-cell table:formula="of:=([.E5]-[.K$2])^2" office:value-type="float" office:value="17335387313521.8" calcext:value-type="float">
            <text:p>17335387313521.8</text:p>
          </table:table-cell>
          <table:table-cell table:number-columns-repeated="6"/>
        </table:table-row>
        <table:table-row table:style-name="ro1">
          <table:table-cell/>
          <table:table-cell office:value-type="float" office:value="14450584" calcext:value-type="float">
            <text:p>14450584</text:p>
          </table:table-cell>
          <table:table-cell office:value-type="float" office:value="10864400" calcext:value-type="float">
            <text:p>10864400</text:p>
          </table:table-cell>
          <table:table-cell office:value-type="float" office:value="9062472" calcext:value-type="float">
            <text:p>9062472</text:p>
          </table:table-cell>
          <table:table-cell office:value-type="float" office:value="17227888" calcext:value-type="float">
            <text:p>17227888</text:p>
          </table:table-cell>
          <table:table-cell table:number-columns-repeated="8"/>
          <table:table-cell table:formula="of:=([.B6]-[.H$2])^2" office:value-type="float" office:value="6963082484401.77" calcext:value-type="float">
            <text:p>6963082484401.77</text:p>
          </table:table-cell>
          <table:table-cell table:formula="of:=([.C6]-[.I$2])^2" office:value-type="float" office:value="3622595344" calcext:value-type="float">
            <text:p>3622595344</text:p>
          </table:table-cell>
          <table:table-cell table:formula="of:=([.D6]-[.J$2])^2" office:value-type="float" office:value="1057856133121.78" calcext:value-type="float">
            <text:p>1057856133121.78</text:p>
          </table:table-cell>
          <table:table-cell table:formula="of:=([.E6]-[.K$2])^2" office:value-type="float" office:value="5882733322268.45" calcext:value-type="float">
            <text:p>5882733322268.45</text:p>
          </table:table-cell>
          <table:table-cell table:number-columns-repeated="6"/>
        </table:table-row>
        <table:table-row table:style-name="ro1">
          <table:table-cell/>
          <table:table-cell office:value-type="float" office:value="15884504" calcext:value-type="float">
            <text:p>15884504</text:p>
          </table:table-cell>
          <table:table-cell office:value-type="float" office:value="27596896" calcext:value-type="float">
            <text:p>27596896</text:p>
          </table:table-cell>
          <table:table-cell office:value-type="float" office:value="12134352" calcext:value-type="float">
            <text:p>12134352</text:p>
          </table:table-cell>
          <table:table-cell office:value-type="float" office:value="22509656" calcext:value-type="float">
            <text:p>22509656</text:p>
          </table:table-cell>
          <table:table-cell table:number-columns-repeated="8"/>
          <table:table-cell table:formula="of:=([.B7]-[.H$2])^2" office:value-type="float" office:value="12671112868700.5" calcext:value-type="float">
            <text:p>12671112868700.5</text:p>
          </table:table-cell>
          <table:table-cell table:formula="of:=([.C7]-[.I$2])^2" office:value-type="float" office:value="1935804734224" calcext:value-type="float">
            <text:p>1935804734224</text:p>
          </table:table-cell>
          <table:table-cell table:formula="of:=([.D7]-[.J$2])^2" office:value-type="float" office:value="5155448768428.44" calcext:value-type="float">
            <text:p>5155448768428.44</text:p>
          </table:table-cell>
          <table:table-cell table:formula="of:=([.E7]-[.K$2])^2" office:value-type="float" office:value="2758052918961.78" calcext:value-type="float">
            <text:p>2758052918961.7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0772248" calcext:value-type="float">
            <text:p>20772248</text:p>
          </table:table-cell>
          <table:table-cell office:value-type="float" office:value="27907808" calcext:value-type="float">
            <text:p>27907808</text:p>
          </table:table-cell>
          <table:table-cell office:value-type="float" office:value="21682920" calcext:value-type="float">
            <text:p>21682920</text:p>
          </table:table-cell>
          <table:table-cell office:value-type="float" office:value="24247800" calcext:value-type="float">
            <text:p>24247800</text:p>
          </table:table-cell>
          <table:table-cell table:number-columns-repeated="8"/>
          <table:table-cell table:formula="of:=([.B8]-[.H$2])^2" office:value-type="float" office:value="29540732325895.1" calcext:value-type="float">
            <text:p>29540732325895.1</text:p>
          </table:table-cell>
          <table:table-cell table:formula="of:=([.C8]-[.I$2])^2" office:value-type="float" office:value="56765555941264" calcext:value-type="float">
            <text:p>56765555941264</text:p>
          </table:table-cell>
          <table:table-cell table:formula="of:=([.D8]-[.J$2])^2" office:value-type="float" office:value="56155739522177.8" calcext:value-type="float">
            <text:p>56155739522177.8</text:p>
          </table:table-cell>
          <table:table-cell table:formula="of:=([.E8]-[.K$2])^2" office:value-type="float" office:value="74692967576753.8" calcext:value-type="float">
            <text:p>74692967576753.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6970664" calcext:value-type="float">
            <text:p>26970664</text:p>
          </table:table-cell>
          <table:table-cell office:value-type="float" office:value="29238952" calcext:value-type="float">
            <text:p>29238952</text:p>
          </table:table-cell>
          <table:table-cell office:value-type="float" office:value="22924960" calcext:value-type="float">
            <text:p>22924960</text:p>
          </table:table-cell>
          <table:table-cell office:value-type="float" office:value="25012496" calcext:value-type="float">
            <text:p>25012496</text:p>
          </table:table-cell>
          <table:table-cell table:number-columns-repeated="8"/>
          <table:table-cell table:formula="of:=([.B9]-[.H$2])^2" office:value-type="float" office:value="102635431983282" calcext:value-type="float">
            <text:p>102635431983282</text:p>
          </table:table-cell>
          <table:table-cell table:formula="of:=([.C9]-[.I$2])^2" office:value-type="float" office:value="68031681489424" calcext:value-type="float">
            <text:p>68031681489424</text:p>
          </table:table-cell>
          <table:table-cell table:formula="of:=([.D9]-[.J$2])^2" office:value-type="float" office:value="86847066170113.8" calcext:value-type="float">
            <text:p>86847066170113.8</text:p>
          </table:table-cell>
          <table:table-cell table:formula="of:=([.E9]-[.K$2])^2" office:value-type="float" office:value="81949373637980.4" calcext:value-type="float">
            <text:p>81949373637980.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8846152" calcext:value-type="float">
            <text:p>28846152</text:p>
          </table:table-cell>
          <table:table-cell office:value-type="float" office:value="35381912" calcext:value-type="float">
            <text:p>35381912</text:p>
          </table:table-cell>
          <table:table-cell office:value-type="float" office:value="28148112" calcext:value-type="float">
            <text:p>28148112</text:p>
          </table:table-cell>
          <table:table-cell office:value-type="float" office:value="35315744" calcext:value-type="float">
            <text:p>35315744</text:p>
          </table:table-cell>
          <table:table-cell table:number-columns-repeated="18"/>
        </table:table-row>
        <table:table-row table:style-name="ro1">
          <table:table-cell/>
          <table:table-cell office:value-type="float" office:value="33541928" calcext:value-type="float">
            <text:p>33541928</text:p>
          </table:table-cell>
          <table:table-cell office:value-type="float" office:value="36095752" calcext:value-type="float">
            <text:p>36095752</text:p>
          </table:table-cell>
          <table:table-cell office:value-type="float" office:value="29973576" calcext:value-type="float">
            <text:p>29973576</text:p>
          </table:table-cell>
          <table:table-cell office:value-type="float" office:value="35725824" calcext:value-type="float">
            <text:p>35725824</text:p>
          </table:table-cell>
          <table:table-cell table:number-columns-repeated="18"/>
        </table:table-row>
        <table:table-row table:style-name="ro1">
          <table:table-cell/>
          <table:table-cell office:value-type="float" office:value="33630728" calcext:value-type="float">
            <text:p>33630728</text:p>
          </table:table-cell>
          <table:table-cell office:value-type="float" office:value="40243984" calcext:value-type="float">
            <text:p>40243984</text:p>
          </table:table-cell>
          <table:table-cell office:value-type="float" office:value="30075200" calcext:value-type="float">
            <text:p>30075200</text:p>
          </table:table-cell>
          <table:table-cell office:value-type="float" office:value="36819480" calcext:value-type="float">
            <text:p>36819480</text:p>
          </table:table-cell>
          <table:table-cell table:number-columns-repeated="18"/>
        </table:table-row>
        <table:table-row table:style-name="ro1">
          <table:table-cell/>
          <table:table-cell office:value-type="float" office:value="38740696" calcext:value-type="float">
            <text:p>38740696</text:p>
          </table:table-cell>
          <table:table-cell office:value-type="float" office:value="66062376" calcext:value-type="float">
            <text:p>66062376</text:p>
          </table:table-cell>
          <table:table-cell office:value-type="float" office:value="40791952" calcext:value-type="float">
            <text:p>40791952</text:p>
          </table:table-cell>
          <table:table-cell office:value-type="float" office:value="48320776" calcext:value-type="float">
            <text:p>48320776</text:p>
          </table:table-cell>
          <table:table-cell table:number-columns-repeated="18"/>
        </table:table-row>
      </table:table>
      <table:named-expressions/>
      <table:database-ranges>
        <table:database-range table:name="__Anonymous_Sheet_DB__0" table:target-range-address="Sheet1.E2:Sheet1.E1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28">00/00/0000</text:date>, <text:time style:data-style-name="N2" text:time-value="12:15:17.95428520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9-28T12:17:10.372623691</dc:date>
    <meta:generator>LibreOffice/4.2.6.3$Linux_X86_64 LibreOffice_project/420m0$Build-3</meta:generator>
    <meta:editing-duration>P0D</meta:editing-duration>
    <meta:editing-cycles>3</meta:editing-cycles>
    <meta:document-statistic meta:table-count="1" meta:cell-count="91" meta:object-count="4"/>
  </office:meta>
</office:document-meta>
</file>

<file path=Object 1/content.xml><?xml version="1.0" encoding="utf-8"?>
<math xmlns="http://www.w3.org/1998/Math/MathML" display="block"/>
</file>

<file path=Object 2/content.xml><?xml version="1.0" encoding="utf-8"?>
<math xmlns="http://www.w3.org/1998/Math/MathML" display="block"/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4cm" svg:height="9.005cm" xlink:href=".." xlink:type="simple" chart:class="chart:bar" chart:style-name="ch1">
        <chart:title svg:x="5.837cm" svg:y="0.316cm" chart:style-name="ch2">
          <text:p>Performance Bandas</text:p>
        </chart:title>
        <chart:subtitle svg:x="4.064cm" svg:y="1.301cm" chart:style-name="ch3">
          <text:p>Agregando Operaciones De lectura-escritura</text:p>
        </chart:subtitle>
        <chart:plot-area chart:style-name="ch4" table:cell-range-address="Sheet1.G1:Sheet1.K2" chart:data-source-has-labels="both" svg:x="1.33cm" svg:y="2.37cm" svg:width="14.026cm" svg:height="6.035cm">
          <chartooo:coordinate-region svg:x="3.063cm" svg:y="2.569cm" svg:width="12.293cm" svg:height="5.189cm"/>
          <chart:axis chart:dimension="x" chart:name="primary-x" chart:style-name="ch5" chartooo:axis-type="auto">
            <chartooo:date-scale/>
            <chart:categories table:cell-range-address="Sheet1.H1:Sheet1.K1"/>
          </chart:axis>
          <chart:axis chart:dimension="y" chart:name="primary-y" chart:style-name="ch6">
            <chart:title svg:x="0.451cm" svg:y="5.973cm" chart:style-name="ch7">
              <text:p>Tiempo</text:p>
            </chart:title>
            <chart:grid chart:style-name="ch8" chart:class="major"/>
          </chart:axis>
          <chart:series chart:style-name="ch9" chart:values-cell-range-address="Sheet1.H2:Sheet1.K2" chart:label-cell-address="Sheet1.G2:Sheet1.G2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sm</text:p>
                <draw:g>
                  <svg:desc>Sheet1.H1:Sheet1.K1</svg:desc>
                </draw:g>
              </table:table-cell>
              <table:table-cell office:value-type="string">
                <text:p>Asm+4</text:p>
              </table:table-cell>
              <table:table-cell office:value-type="string">
                <text:p>Asm+8</text:p>
              </table:table-cell>
              <table:table-cell office:value-type="string">
                <text:p>Asm+16</text:p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Sheet1.G2:Sheet1.G2</svg:desc>
                </draw:g>
              </table:table-cell>
              <table:table-cell office:value-type="float" office:value="23411013.3333333">
                <text:p>23411013.3333333</text:p>
                <draw:g>
                  <svg:desc>Sheet1.H2:Sheet1.K2</svg:desc>
                </draw:g>
              </table:table-cell>
              <table:table-cell office:value-type="float" office:value="27847620">
                <text:p>27847620</text:p>
              </table:table-cell>
              <table:table-cell office:value-type="float" office:value="20654398.6666667">
                <text:p>20654398.6666667</text:p>
              </table:table-cell>
              <table:table-cell office:value-type="float" office:value="26673234.6666667">
                <text:p>26673234.666666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5cm" svg:height="9.005cm" xlink:href=".." xlink:type="simple" chart:class="chart:bar" chart:style-name="ch1">
        <chart:title svg:x="4.924cm" svg:y="0.316cm" chart:style-name="ch2">
          <text:p>Varianza Performance Bandas</text:p>
        </chart:title>
        <chart:legend chart:legend-position="end" svg:x="14.287cm" svg:y="4.203cm" style:legend-expansion="high" chart:style-name="ch3"/>
        <chart:plot-area chart:style-name="ch4" table:cell-range-address="Sheet1.S1:Sheet1.W2" chart:data-source-has-labels="both" svg:x="1.33cm" svg:y="1.661cm" svg:width="12.319cm" svg:height="6.744cm">
          <chartooo:coordinate-region svg:x="4.174cm" svg:y="1.861cm" svg:width="9.475cm" svg:height="5.897cm"/>
          <chart:axis chart:dimension="x" chart:name="primary-x" chart:style-name="ch5" chartooo:axis-type="auto">
            <chartooo:date-scale/>
            <chart:categories table:cell-range-address="Sheet1.T1:Sheet1.W1"/>
          </chart:axis>
          <chart:axis chart:dimension="y" chart:name="primary-y" chart:style-name="ch6">
            <chart:title svg:x="0.451cm" svg:y="5.619cm" chart:style-name="ch7">
              <text:p>Tiempo</text:p>
            </chart:title>
            <chart:grid chart:style-name="ch8" chart:class="major"/>
          </chart:axis>
          <chart:series chart:style-name="ch9" chart:values-cell-range-address="Sheet1.T2:Sheet1.W2" chart:label-cell-address="Sheet1.S2:Sheet1.S2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sm</text:p>
                <draw:g>
                  <svg:desc>Sheet1.T1:Sheet1.W1</svg:desc>
                </draw:g>
              </table:table-cell>
              <table:table-cell office:value-type="string">
                <text:p>Asm+4</text:p>
              </table:table-cell>
              <table:table-cell office:value-type="string">
                <text:p>Asm+8</text:p>
              </table:table-cell>
              <table:table-cell office:value-type="string">
                <text:p>Asm+16</text:p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Sheet1.S2:Sheet1.S2</svg:desc>
                </draw:g>
              </table:table-cell>
              <table:table-cell office:value-type="float" office:value="48124666040782.2">
                <text:p>48124666040782.2</text:p>
                <draw:g>
                  <svg:desc>Sheet1.T2:Sheet1.W2</svg:desc>
                </draw:g>
              </table:table-cell>
              <table:table-cell office:value-type="float" office:value="69204881475472">
                <text:p>69204881475472</text:p>
              </table:table-cell>
              <table:table-cell office:value-type="float" office:value="59363344940232.9">
                <text:p>59363344940232.9</text:p>
              </table:table-cell>
              <table:table-cell office:value-type="float" office:value="45305514737166.2">
                <text:p>45305514737166.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